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7.6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POINTs of interest</text:p>
          </table:table-cell>
          <table:table-cell table:style-name="ce1" office:value-type="string" calcext:value-type="string">
            <text:p>State of the analysis: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Cross compiling and <text:s/>canadian cross compiling</text:p>
          </table:table-cell>
          <table:table-cell table:style-name="ce5" office:value-type="string" calcext:value-type="string">
            <text:p>Read about the subject, and basically it is recomended not to use it. Only when we don’t have any other options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Build root</text:p>
          </table:table-cell>
          <table:table-cell table:style-name="ce5" office:value-type="string" calcext:value-type="string">
            <text:p>I need to see this, it was sugested by the 1st professor. And it has a bootlin course, but it is payed. I need to lookup other sources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Optimize cache vs cache allocation</text:p>
          </table:table-cell>
          <table:table-cell office:value-type="string" calcext:value-type="string">
            <text:p>Insert this difference in the repor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PU isola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PU Affinity/pinning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Memory tuning</text:p>
          </table:table-cell>
          <table:table-cell office:value-type="string" calcext:value-type="string">
            <text:p>Check with nikhill on what can i do in this poin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Linux process Scheduler Tuning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al Time Kernel Patches</text:p>
          </table:table-cell>
          <table:table-cell office:value-type="string" calcext:value-type="string">
            <text:p>I am starting with this!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Benchmar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best is to have an untuned VM vs tuned V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ekbenc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inebenc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e programs used inside the company</text:p>
          </table:table-cell>
          <table:table-cell office:value-type="string" calcext:value-type="string">
            <text:p>vlab virtual time vs real time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Top tool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mdump tools</text:p>
          </table:table-cell>
          <table:table-cell office:value-type="string" calcext:value-type="string">
            <text:p>can we find a good one for this? Ask nikhi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ernel shar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stop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ther mentioned already in the not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08:35:56.027737376</meta:creation-date>
    <dc:date>2022-05-02T08:55:08.252083313</dc:date>
    <meta:editing-duration>PT7M32S</meta:editing-duration>
    <meta:editing-cycles>1</meta:editing-cycles>
    <meta:document-statistic meta:table-count="1" meta:cell-count="31" meta:object-count="0"/>
    <meta:generator>LibreOffice/6.4.7.2$Linux_X86_64 LibreOffice_project/40$Build-2</meta:generator>
  </office:meta>
</office:document-meta>
</file>